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sub>
                        <mi>V</mi>
                        <mrow>
                          <mi>n</mi>
                          <mn>1</mn>
                        </mrow>
                      </msub>
                      <mo stretchy="false">−</mo>
                      <mn>15</mn>
                    </mrow>
                    <msub>
                      <mi>R</mi>
                      <mn>1</mn>
                    </msub>
                  </mfrac>
                  <mo stretchy="false">+</mo>
                  <mfrac>
                    <msub>
                      <mi>V</mi>
                      <mrow>
                        <mi>n</mi>
                        <mn>1</mn>
                      </mrow>
                    </msub>
                    <msub>
                      <mi>R</mi>
                      <mn>2</mn>
                    </msub>
                  </mfrac>
                  <mo stretchy="false">+</mo>
                  <mfrac>
                    <mrow>
                      <msub>
                        <mi>V</mi>
                        <mrow>
                          <mi>n</mi>
                          <mn>1</mn>
                        </mrow>
                      </msub>
                      <mo stretchy="false">−</mo>
                      <msub>
                        <mi>V</mi>
                        <mrow>
                          <mi>m</mi>
                          <mn>2</mn>
                        </mrow>
                      </msub>
                    </mrow>
                    <msub>
                      <mi>R</mi>
                      <mn>3</mn>
                    </msub>
                  </mfrac>
                </mrow>
                <mo stretchy="false">=</mo>
                <mn>0</mn>
              </mrow>
            </mtd>
          </mtr>
          <mtr>
            <mtd>
              <mrow>
                <mrow>
                  <mfrac>
                    <mrow>
                      <msub>
                        <mi>V</mi>
                        <mrow>
                          <mi>n</mi>
                          <mn>1</mn>
                        </mrow>
                      </msub>
                      <mo stretchy="false">−</mo>
                      <msub>
                        <mi>V</mi>
                        <mrow>
                          <mi>m</mi>
                          <mn>2</mn>
                        </mrow>
                      </msub>
                    </mrow>
                    <msub>
                      <mi>R</mi>
                      <mn>3</mn>
                    </msub>
                  </mfrac>
                  <mo stretchy="false">+</mo>
                  <mfrac>
                    <msub>
                      <mi>V</mi>
                      <mrow>
                        <mi>n</mi>
                        <mn>2</mn>
                      </mrow>
                    </msub>
                    <msub>
                      <mi>R</mi>
                      <mn>4</mn>
                    </msub>
                  </mfrac>
                  <mo stretchy="false">+</mo>
                  <mfrac>
                    <mrow>
                      <mrow>
                        <msub>
                          <mi>V</mi>
                          <mrow>
                            <mi>n</mi>
                            <mn>2</mn>
                          </mrow>
                        </msub>
                        <mo stretchy="false">−</mo>
                        <mn>5</mn>
                      </mrow>
                      <mi>V</mi>
                    </mrow>
                    <msub>
                      <mi>R</mi>
                      <mn>5</mn>
                    </msub>
                  </mfrac>
                </mrow>
                <mo stretchy="false">=</mo>
                <mn>0</mn>
              </mrow>
            </mtd>
          </mtr>
        </mtable>
      </mrow>
      <mo fence="true" stretchy="true">}</mo>
    </mrow>
    <annotation encoding="StarMath 5.0">left lbrace binom 

{ { V_{n1} - 15 } over R_{1} +
{ V_{n1} } over R_{2} +
{ V_{n1} - V_{m2} } over R_{3} = 0}

{ { V_{n1} - V_{m2} } over R_{3} +
{ V_{n2} } over R_{4} +
{ V_{n2} - 5V } over R_{5} = 0 }

right rbrac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3:35:40.484000000</meta:creation-date>
    <dc:date>2019-10-21T23:44:55.448000000</dc:date>
    <meta:editing-duration>PT9M14S</meta:editing-duration>
    <meta:editing-cycles>2</meta:editing-cycles>
    <meta:generator>LibreOffice/6.2.5.2$Windows_X86_64 LibreOffice_project/1ec314fa52f458adc18c4f025c545a4e8b22c159</meta:generator>
  </office:meta>
</office:document-meta>
</file>